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ff3f" officeooo:paragraph-rsid="0015ff3f"/>
    </style:style>
    <style:style style:name="P2" style:family="paragraph" style:parent-style-name="Standard">
      <style:text-properties officeooo:rsid="0015ff3f" officeooo:paragraph-rsid="00179a70"/>
    </style:style>
    <style:style style:name="P3" style:family="paragraph" style:parent-style-name="Standard">
      <style:text-properties officeooo:paragraph-rsid="0015ff3f"/>
    </style:style>
    <style:style style:name="P4" style:family="paragraph" style:parent-style-name="Standard">
      <style:text-properties officeooo:rsid="001aef9f" officeooo:paragraph-rsid="001aef9f"/>
    </style:style>
    <style:style style:name="P5" style:family="paragraph" style:parent-style-name="Standard">
      <style:text-properties fo:font-weight="normal" officeooo:rsid="001f0a43" officeooo:paragraph-rsid="001f0a43" style:font-weight-asian="normal" style:font-weight-complex="normal"/>
    </style:style>
    <style:style style:name="P6" style:family="paragraph" style:parent-style-name="Standard">
      <style:text-properties fo:font-weight="normal" officeooo:rsid="001fede8" officeooo:paragraph-rsid="001fede8" style:font-weight-asian="normal" style:font-weight-complex="normal"/>
    </style:style>
    <style:style style:name="P7" style:family="paragraph" style:parent-style-name="Standard">
      <style:text-properties fo:font-weight="normal" officeooo:rsid="001fede8" officeooo:paragraph-rsid="0029ba0b" style:font-weight-asian="normal" style:font-weight-complex="normal"/>
    </style:style>
    <style:style style:name="P8" style:family="paragraph" style:parent-style-name="Standard">
      <style:text-properties fo:font-weight="normal" officeooo:rsid="0022521a" officeooo:paragraph-rsid="0022521a" style:font-weight-asian="normal" style:font-weight-complex="normal"/>
    </style:style>
    <style:style style:name="P9" style:family="paragraph" style:parent-style-name="Standard">
      <style:text-properties fo:font-weight="normal" officeooo:rsid="00244e98" officeooo:paragraph-rsid="00244e98" style:font-weight-asian="normal" style:font-weight-complex="normal"/>
    </style:style>
    <style:style style:name="P10" style:family="paragraph" style:parent-style-name="Standard">
      <style:text-properties fo:font-weight="normal" officeooo:rsid="002d59bc" officeooo:paragraph-rsid="002d59bc" style:font-weight-asian="normal" style:font-weight-complex="normal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244e98" officeooo:paragraph-rsid="00244e98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officeooo:rsid="002d59bc" officeooo:paragraph-rsid="002d59bc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officeooo:rsid="00244e98" officeooo:paragraph-rsid="00244e98" style:font-size-asian="13pt" style:font-size-complex="13pt"/>
    </style:style>
    <style:style style:name="P14" style:family="paragraph" style:parent-style-name="Standard">
      <style:text-properties fo:font-size="12pt" fo:font-style="normal" style:text-underline-style="none" fo:font-weight="normal" officeooo:rsid="00244e98" officeooo:paragraph-rsid="00244e9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weight="bold" officeooo:rsid="001ced11" officeooo:paragraph-rsid="001aef9f" style:font-weight-asian="bold" style:font-weight-complex="bold"/>
    </style:style>
    <style:style style:name="P16" style:family="paragraph" style:parent-style-name="Standard">
      <style:text-properties fo:font-weight="normal" officeooo:rsid="001f0a43" officeooo:paragraph-rsid="001f0a43" style:font-weight-asian="normal" style:font-weight-complex="normal"/>
    </style:style>
    <style:style style:name="P17" style:family="paragraph" style:parent-style-name="Standard">
      <style:text-properties fo:font-weight="normal" officeooo:rsid="001f0a43" officeooo:paragraph-rsid="003715bc" style:font-weight-asian="normal" style:font-weight-complex="normal"/>
    </style:style>
    <style:style style:name="P18" style:family="paragraph" style:parent-style-name="Standard">
      <style:text-properties fo:font-weight="normal" officeooo:rsid="002d59bc" officeooo:paragraph-rsid="003715bc" style:font-weight-asian="normal" style:font-weight-complex="normal"/>
    </style:style>
    <style:style style:name="T1" style:family="text">
      <style:text-properties officeooo:rsid="00179a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a70" style:font-weight-asian="bold" style:font-weight-complex="bold"/>
    </style:style>
    <style:style style:name="T4" style:family="text">
      <style:text-properties fo:font-weight="bold" officeooo:rsid="001ced11" style:font-weight-asian="bold" style:font-weight-complex="bold"/>
    </style:style>
    <style:style style:name="T5" style:family="text">
      <style:text-properties fo:font-weight="bold" officeooo:rsid="001d0f80" style:font-weight-asian="bold" style:font-weight-complex="bold"/>
    </style:style>
    <style:style style:name="T6" style:family="text">
      <style:text-properties fo:font-weight="bold" officeooo:rsid="002d59bc" style:font-weight-asian="bold" style:font-weight-complex="bold"/>
    </style:style>
    <style:style style:name="T7" style:family="text">
      <style:text-properties fo:font-weight="bold" officeooo:rsid="002f6bc5" style:font-weight-asian="bold" style:font-weight-complex="bold"/>
    </style:style>
    <style:style style:name="T8" style:family="text">
      <style:text-properties fo:font-weight="bold" officeooo:rsid="002f79ac" style:font-weight-asian="bold" style:font-weight-complex="bold"/>
    </style:style>
    <style:style style:name="T9" style:family="text">
      <style:text-properties fo:font-weight="bold" officeooo:rsid="00311d51" style:font-weight-asian="bold" style:font-weight-complex="bold"/>
    </style:style>
    <style:style style:name="T10" style:family="text">
      <style:text-properties fo:font-weight="bold" officeooo:rsid="003211d5" style:font-weight-asian="bold" style:font-weight-complex="bold"/>
    </style:style>
    <style:style style:name="T11" style:family="text">
      <style:text-properties fo:font-weight="bold" officeooo:rsid="0035d61a" style:font-weight-asian="bold" style:font-weight-complex="bold"/>
    </style:style>
    <style:style style:name="T12" style:family="text">
      <style:text-properties officeooo:rsid="001ced11"/>
    </style:style>
    <style:style style:name="T13" style:family="text">
      <style:text-properties officeooo:rsid="00282404"/>
    </style:style>
    <style:style style:name="T14" style:family="text">
      <style:text-properties officeooo:rsid="0029ba0b"/>
    </style:style>
    <style:style style:name="T15" style:family="text">
      <style:text-properties officeooo:rsid="002b5213"/>
    </style:style>
    <style:style style:name="T16" style:family="text">
      <style:text-properties officeooo:rsid="002d3a6c"/>
    </style:style>
    <style:style style:name="T17" style:family="text">
      <style:text-properties officeooo:rsid="002d59bc"/>
    </style:style>
    <style:style style:name="T18" style:family="text">
      <style:text-properties officeooo:rsid="003211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 Matson</text:p>
      <text:p text:style-name="P1">CS 47, Section 01</text:p>
      <text:p text:style-name="P1">Homework I</text:p>
      <text:p text:style-name="P3"/>
      <text:p text:style-name="P11">Problem #1</text:p>
      <text:p text:style-name="P2">1(a) <text:tab/><text:span text:style-name="T1">[add<text:tab/>r2<text:tab/>r5<text:tab/>r6<text:tab/>0x2]<text:tab/># opcode: 0x2 / funct: 0x2</text:span></text:p>
      <text:p text:style-name="P2"><text:tab/>0010<text:tab/>0<text:span text:style-name="T18">10</text:span><text:tab/>101<text:tab/>110<text:tab/>010 = 0010 0<text:span text:style-name="T18">10</text:span>1 0111 0010 = <text:span text:style-name="T2">0x2</text:span><text:span text:style-name="T10">5</text:span><text:span text:style-name="T2">72</text:span></text:p>
      <text:p text:style-name="P1"/>
      <text:p text:style-name="P1">1(b)<text:tab/><text:span text:style-name="T1">[sub<text:tab/>r1<text:tab/>r7<text:tab/>r7<text:tab/>0x3]<text:tab/># opcode: 0x2 / funct: 0x3</text:span></text:p>
      <text:p text:style-name="P1"><text:tab/><text:span text:style-name="T1">0010<text:tab/>001<text:tab/>111<text:tab/>111<text:tab/>011 = 0010 0011 1111 1011 = </text:span><text:span text:style-name="T3">0x23FB</text:span></text:p>
      <text:p text:style-name="P1"/>
      <text:p text:style-name="P1">1(c)<text:tab/><text:span text:style-name="T1">[addi<text:tab/>r1<text:tab/>r2<text:tab/>0x3A]<text:tab/><text:tab/># opcode: 0x4</text:span></text:p>
      <text:p text:style-name="P1"><text:tab/><text:span text:style-name="T1">0100<text:tab/>001<text:tab/>010<text:tab/>11 1010 = 0100 0010 1011 1010 = </text:span><text:span text:style-name="T3">0x42BA</text:span></text:p>
      <text:p text:style-name="P1"/>
      <text:p text:style-name="P1">1(d)<text:tab/><text:span text:style-name="T1">[ori<text:tab/>r2<text:tab/>r3<text:tab/>0x1B]<text:tab/><text:tab/># opcode: 0x3</text:span></text:p>
      <text:p text:style-name="P1"><text:tab/><text:span text:style-name="T1">0011<text:tab/>010<text:tab/>011<text:tab/>01 1011 = 0011 0100 1101 1011 = </text:span><text:span text:style-name="T3">0x34DB</text:span></text:p>
      <text:p text:style-name="P1"/>
      <text:p text:style-name="P1">1(e)<text:tab/><text:span text:style-name="T1">[jmp<text:tab/>0x23C]<text:tab/><text:tab/><text:tab/># opcode: 0x5</text:span></text:p>
      <text:p text:style-name="P1"><text:tab/><text:span text:style-name="T1">1000<text:tab/>0010 0011 1100 = </text:span><text:span text:style-name="T3">0x523C</text:span></text:p>
      <text:p text:style-name="P1">1(f)<text:tab/><text:span text:style-name="T1">[jal<text:tab/>0x00F]<text:tab/><text:tab/><text:tab/><text:tab/># opcode: 0x6</text:span></text:p>
      <text:p text:style-name="P1"><text:tab/><text:span text:style-name="T1">1001<text:tab/>0000 0000 1111 = </text:span><text:span text:style-name="T3">0x600F</text:span></text:p>
      <text:p text:style-name="P1"/>
      <text:p text:style-name="P11">Problem #2</text:p>
      <text:p text:style-name="P4">2(a)<text:tab/>[addi<text:tab/>r1<text:tab/>r2<text:tab/>0x3A]<text:tab/><text:tab/><text:span text:style-name="T12"># opcode: 0x4</text:span></text:p>
      <text:p text:style-name="P4"><text:tab/><text:tab/><text:tab/><text:tab/><text:span text:style-name="T12">11 1010 = 1111 1111 1111 1010 = </text:span><text:span text:style-name="T4">0x</text:span><text:span text:style-name="T5">FFF</text:span><text:span text:style-name="T4">A</text:span></text:p>
      <text:p text:style-name="P4">2(b)<text:tab/>[ori<text:tab/>r2<text:tab/>r3<text:tab/>0x1B]<text:tab/><text:tab/><text:span text:style-name="T12"># opcode: 0x3</text:span></text:p>
      <text:p text:style-name="P4"><text:tab/><text:tab/><text:tab/><text:tab/><text:span text:style-name="T12">01 1011 = 0000 0000 0001 1011 = </text:span><text:span text:style-name="T4">0x001B</text:span></text:p>
      <text:p text:style-name="P15"/>
      <text:p text:style-name="P13"><text:span text:style-name="T4">P</text:span><text:span text:style-name="T2">roblem #3</text:span></text:p>
      <text:p text:style-name="P5">3)<text:tab/>I am Frank born on 28Sep2085</text:p>
      <text:p text:style-name="P5"><text:tab/>therefore I am a computer guru</text:p>
      <text:p text:style-name="P5"><text:tab/>and my id is Frank_28Sep208</text:p>
      <text:p text:style-name="P5"><text:tab/>I am 30 year old and love to eat pizza</text:p>
      <text:p text:style-name="P6"/>
      <text:p text:style-name="P11">Problem #4</text:p>
      <text:p text:style-name="P14"># Macro: print_str</text:p>
      <text:p text:style-name="P14"># Usage: print_str(&lt;string address&gt;)</text:p>
      <text:p text:style-name="P6">.macro print_str($arg)</text:p>
      <text:p text:style-name="P6"><text:tab/>li<text:tab/>$v0, 4</text:p>
      <text:p text:style-name="P6"><text:tab/>la<text:tab/>$a0, $arg</text:p>
      <text:p text:style-name="P6"><text:tab/>syscall</text:p>
      <text:p text:style-name="P6">.end_macro</text:p>
      <text:p text:style-name="P6"/>
      <text:p text:style-name="P9"># Macro: read_int</text:p>
      <text:p text:style-name="P9"># Usage: read_int(&lt;reg&gt;)</text:p>
      <text:p text:style-name="P6">.macro read_int($arg)</text:p>
      <text:p text:style-name="P6"><text:tab/>li<text:tab/>$v0, 5</text:p>
      <text:p text:style-name="P6"><text:tab/>syscall</text:p>
      <text:p text:style-name="P6"><text:soft-page-break/><text:tab/>move<text:tab/>$arg, $v0</text:p>
      <text:p text:style-name="P6">.end_macro</text:p>
      <text:p text:style-name="P6"/>
      <text:p text:style-name="P9"># Macro: print_reg_int</text:p>
      <text:p text:style-name="P9"># Usage: print_reg_int(&lt;reg&gt;)</text:p>
      <text:p text:style-name="P6">.macro print_reg_int($arg)</text:p>
      <text:p text:style-name="P6"><text:tab/>li<text:tab/>$v0, 1</text:p>
      <text:p text:style-name="P6"><text:tab/>move<text:tab/>$a0, $arg</text:p>
      <text:p text:style-name="P6"><text:tab/>syscall</text:p>
      <text:p text:style-name="P6">.end_macro</text:p>
      <text:p text:style-name="P6"/>
      <text:p text:style-name="P9"># Macro: print_hi_lo</text:p>
      <text:p text:style-name="P9"># Usage: print_hi_lo(&lt;str addr&gt;, &lt;str addr&gt;, &lt;str addr&gt;, &lt;str addr&gt;)</text:p>
      <text:p text:style-name="P6">.macro print_hi_lo($strHi, $strComma, $strLo, $strEqual)</text:p>
      <text:p text:style-name="P6"><text:tab/>print_str($strHi)</text:p>
      <text:p text:style-name="P6"><text:tab/>print_str($strEqual)</text:p>
      <text:p text:style-name="P6"><text:tab/>mfhi<text:tab/>$t1</text:p>
      <text:p text:style-name="P6"><text:tab/>print_reg_int($t1)</text:p>
      <text:p text:style-name="P6"><text:tab/>print_str($str_Comma)</text:p>
      <text:p text:style-name="P6"><text:tab/>print_str($strLo)</text:p>
      <text:p text:style-name="P6"><text:tab/>print_str($strEqual)</text:p>
      <text:p text:style-name="P6"><text:tab/>mflo<text:tab/>$t1</text:p>
      <text:p text:style-name="P6"><text:tab/>print_reg_int($t1)</text:p>
      <text:p text:style-name="P6">.end_macro</text:p>
      <text:p text:style-name="P6"/>
      <text:p text:style-name="P9"># Macro: exit</text:p>
      <text:p text:style-name="P9"># Macro: exit</text:p>
      <text:p text:style-name="P6">.macro exit</text:p>
      <text:p text:style-name="P6"><text:tab/>li<text:tab/>$v0, 10</text:p>
      <text:p text:style-name="P6"><text:tab/>syscall</text:p>
      <text:p text:style-name="P6">.end_macro</text:p>
      <text:p text:style-name="P6"/>
      <text:p text:style-name="P6">.data</text:p>
      <text:p text:style-name="P6"><text:tab/>msg1:<text:tab/><text:tab/>.asciiz <text:tab/>“Enter number for Hi ? “</text:p>
      <text:p text:style-name="P6"><text:tab/>msg2:<text:tab/><text:tab/>.asciiz <text:tab/>“Enter number for Lo ? “</text:p>
      <text:p text:style-name="P6"><text:tab/>beforeSwap:<text:tab/>.asciiz <text:tab/>“Before swapping “</text:p>
      <text:p text:style-name="P6"><text:tab/>afterSwap:<text:tab/>.asciiz <text:tab/>“After swapping “</text:p>
      <text:p text:style-name="P6"><text:tab/>strHi:<text:tab/><text:tab/>.asciiz <text:tab/>“Hi”</text:p>
      <text:p text:style-name="P6"><text:tab/><text:span text:style-name="T13">s</text:span>trLo:<text:tab/><text:tab/>.asciiz <text:tab/>“Lo”</text:p>
      <text:p text:style-name="P6"><text:tab/>strComma:<text:tab/>.asciiz <text:tab/>“, “</text:p>
      <text:p text:style-name="P6"><text:tab/>strEqual:<text:tab/>.asciiz <text:tab/>“ = “</text:p>
      <text:p text:style-name="P6"><text:tab/>newline:<text:tab/>.asciiz <text:tab/>“\n”</text:p>
      <text:p text:style-name="P6"/>
      <text:p text:style-name="P6">.text</text:p>
      <text:p text:style-name="P6">.globl main</text:p>
      <text:p text:style-name="P7">main:<text:tab/><text:tab/><text:span text:style-name="T14"># Receive integer for Hi</text:span></text:p>
      <text:p text:style-name="P7"><text:tab/><text:tab/>print_str(msg1)</text:p>
      <text:p text:style-name="P6"><text:tab/><text:tab/>read_int($t1)</text:p>
      <text:p text:style-name="P6"><text:tab/><text:tab/>mthi<text:tab/>$t1</text:p>
      <text:p text:style-name="P6"><text:soft-page-break/></text:p>
      <text:p text:style-name="P6"><text:tab/><text:tab/><text:span text:style-name="T14"># Receive integer for lo</text:span></text:p>
      <text:p text:style-name="P6"><text:tab/><text:tab/>print_str(msg2)</text:p>
      <text:p text:style-name="P6"><text:tab/><text:tab/>read_int($t1)</text:p>
      <text:p text:style-name="P6"><text:tab/><text:tab/>mtlo<text:tab/>$t1</text:p>
      <text:p text:style-name="P6"/>
      <text:p text:style-name="P6"><text:tab/><text:tab/><text:span text:style-name="T14"># Pre-swap Hi/Lo values</text:span></text:p>
      <text:p text:style-name="P6"><text:tab/><text:tab/>print_str(beforeSwap)</text:p>
      <text:p text:style-name="P6"><text:tab/><text:tab/>print_hi_lo(strHi, strComma, strLo, strEqual)</text:p>
      <text:p text:style-name="P6"/>
      <text:p text:style-name="P6"><text:tab/><text:tab/>print_str(newline)</text:p>
      <text:p text:style-name="P6"/>
      <text:p text:style-name="P6"><text:tab/><text:tab/><text:span text:style-name="T14"># Perform swap</text:span></text:p>
      <text:p text:style-name="P6"><text:tab/><text:tab/>mfhi<text:tab/>$t1</text:p>
      <text:p text:style-name="P6"><text:tab/><text:tab/>mflo<text:tab/>$t2</text:p>
      <text:p text:style-name="P6"><text:tab/><text:tab/>mthi<text:tab/>$t2</text:p>
      <text:p text:style-name="P6"><text:tab/><text:tab/>mtlo<text:tab/>$t1</text:p>
      <text:p text:style-name="P6"/>
      <text:p text:style-name="P6"><text:tab/><text:tab/><text:span text:style-name="T14"># Post-swap Hi/Lo values</text:span></text:p>
      <text:p text:style-name="P6"><text:tab/><text:tab/>print_str(afterSwap)</text:p>
      <text:p text:style-name="P6"><text:tab/><text:tab/>print_hi_lo(strHi, strComma, strLo, strEqual)</text:p>
      <text:p text:style-name="P6"><text:tab/><text:tab/></text:p>
      <text:p text:style-name="P6"><text:tab/><text:tab/><text:span text:style-name="T15"># System exit</text:span></text:p>
      <text:p text:style-name="P6"><text:tab/><text:tab/><text:span text:style-name="T16">exit</text:span></text:p>
      <text:p text:style-name="P5"/>
      <text:p text:style-name="P5"/>
      <text:p text:style-name="P11">Problem #5</text:p>
      <text:p text:style-name="P8"># Macro: push</text:p>
      <text:p text:style-name="P8"># Usage: push(&lt;reg&gt;)</text:p>
      <text:p text:style-name="P8">.macro push($arg)</text:p>
      <text:p text:style-name="P8"><text:tab/>sw<text:tab/>$arg, 0x0($sp)</text:p>
      <text:p text:style-name="P8"><text:tab/>addi<text:tab/>$sp, $sp, -4</text:p>
      <text:p text:style-name="P8">.end_macro</text:p>
      <text:p text:style-name="P8"/>
      <text:p text:style-name="P8"># Macro: pop</text:p>
      <text:p text:style-name="P8"># Usage: pop(&lt;reg&gt;)</text:p>
      <text:p text:style-name="P8">.macro push($arg)</text:p>
      <text:p text:style-name="P8"><text:tab/>addi<text:tab/>$sp, $sp, +4</text:p>
      <text:p text:style-name="P8"><text:tab/>lw<text:tab/>$arg, 0x0($sp)</text:p>
      <text:p text:style-name="P8">.end_macro</text:p>
      <text:p text:style-name="P5"/>
      <text:p text:style-name="P12">Problem #6</text:p>
      <text:p text:style-name="P17">6<text:span text:style-name="T17">(a)<text:tab/></text:span><text:span text:style-name="T9">0x</text:span><text:span text:style-name="T11">615AA5EFAF25</text:span></text:p>
      <text:p text:style-name="P18">6(b)<text:tab/><text:span text:style-name="T2">0x25</text:span><text:span text:style-name="T11">AFEFA55A61</text:span></text:p>
      <text:p text:style-name="P10"/>
      <text:p text:style-name="P12">Problem #7</text:p>
      <text:p text:style-name="P5">7<text:span text:style-name="T17">(a)<text:tab/></text:span><text:span text:style-name="T7">742</text:span></text:p>
      <text:p text:style-name="P10">7(b)<text:tab/><text:span text:style-name="T8">ReReTiReFaSoRe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44:05.964860636</meta:creation-date>
    <dc:date>2015-10-12T10:58:31.171380201</dc:date>
    <meta:editing-duration>PT2H10M14S</meta:editing-duration>
    <meta:editing-cycles>25</meta:editing-cycles>
    <meta:generator>LibreOffice/5.0.2.2$Linux_X86_64 LibreOffice_project/00m0$Build-2</meta:generator>
    <meta:document-statistic meta:table-count="0" meta:image-count="0" meta:object-count="0" meta:page-count="3" meta:paragraph-count="121" meta:word-count="429" meta:character-count="2601" meta:non-whitespace-character-count="2174"/>
  </office:meta>
</office:document-meta>
</file>